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Pomotux User Stories</text:span></text:h>
      <text:p text:style-name="Text_20_body"><text:span text:style-name="T1"/></text:p>
      <text:p text:style-name="Text_20_body"><text:span text:style-name="T1">Pomodoro Length</text:span><text:line-break/>By changing a value, user decides how long a pomodoro should last<text:line-break/><text:line-break/><text:span text:style-name="T1">Inspect the "Activity Inventory Sheet"</text:span><text:line-break/>User can see the list of the activities he shuold do<text:line-break/><text:line-break/><text:span text:style-name="T1">Insert an activity</text:span><text:line-break/>A user can insert an activity in the "Activity Inventory Sheet", as the activity comes up<text:line-break/><text:line-break/><text:span text:style-name="T1">Modify an activity</text:span><text:line-break/>A user can edit an activity from the "Activity Inventory Sheet"<text:line-break/><text:line-break/><text:span text:style-name="T1">Delete an activity</text:span><text:line-break/>A user can delete an activity in the "Activity Inventory Sheet"<text:line-break/><text:line-break/><text:span text:style-name="T1">Inspect the "To Do Today sheet"</text:span><text:line-break/>User can inspect the list of the activities he shuold perform today<text:line-break/><text:line-break/><text:span text:style-name="T1">Fill the "To Do Today sheet"</text:span><text:line-break/>The user can move an activity from the "Activity Inventory Sheet" to the "To Do Today Sheet"<text:line-break/><text:line-break/><text:span text:style-name="T1">Prioritize the "To Do Today" sheet</text:span><text:line-break/>User can prioritize the activities of the "To Do Today Sheet", as they must be done sequentially<text:line-break/><text:line-break/><text:span text:style-name="T1">Start a Pomodoro</text:span><text:line-break/>User begins/continues the first available activity of the "To Do Today Sheet". The timer starts and shows up<text:line-break/><text:line-break/><text:span text:style-name="T1">Break a Pomodoro</text:span><text:line-break/>User decides to interrupt the current Pomodoro<text:line-break/><text:line-break/><text:span text:style-name="T1">Finish a Pomodoro</text:span><text:line-break/>The pomodoro finishes, user is alerted to make a break<text:line-break/><text:line-break/><text:span text:style-name="T1">Finish an activity</text:span><text:line-break/>User decides that his activity is finished, the current activity is show as finished and marked as finished in the "Activity Inventory Sheet", the next activity is selected<text:line-break/><text:line-break/><text:span text:style-name="T1">Postpone an activity</text:span><text:line-break/>User can postpone a task of the "To Do Today Sheet". This does not remove it from the "Activity Inventory Sheet", as it must be done on another day<text:line-break/><text:line-break/><text:span text:style-name="T1">Long Break</text:span><text:line-break/>After 4 completed pomodoro, user is alerted to make a long break<text:line-break/><text:line-break/><text:span text:style-name="T1">Number Internal Interruptions</text:span><text:line-break/>User sees how many internal interruptions he faced during a pomodoro<text:line-break/><text:line-break/><text:span text:style-name="T1">Register Internal Interruption</text:span><text:line-break/>User can quickly write the interruption in the Activity Inventory Sheet, to turn it in a activity<text:line-break/><text:span text:style-name="T1"><text:line-break/>Number External Interruptions</text:span><text:line-break/>User sees how many internal interruptions he faced during a pomodoro<text:line-break/><text:line-break/><text:span text:style-name="T1">Register External Interruption</text:span><text:line-break/><text:soft-page-break/>User can quickly write the external interruption in the Activity Inventory Sheet, to turn it in a activity<text:line-break/><text:line-break/><text:span text:style-name="T1">Pomodoro Ring</text:span><text:line-break/>When a pomodoro finishes, a sound is played<text:line-break/><text:line-break/><text:span text:style-name="T1">Set Pomodoro Ring</text:span><text:line-break/>User changes <text:s/>the sound to be heard when a pomodoro finishes</text:p>
      <text:p text:style-name="Text_20_body"/>
      <text:p text:style-name="Text_20_body"><text:span text:style-name="T1">Team Support</text:span></text:p>
      <text:p text:style-name="Text_20_body">More users have the same AIS but different TDTS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/>
    <style:font-face style:name="Verdana" svg:font-family="Verdana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598in" fo:margin-right="0.0598in" fo:margin-top="0.0598in" fo:margin-bottom="0.0598in" fo:text-indent="0in" style:auto-text-indent="false"/>
      <style:text-properties style:font-name="Verdana" fo:font-size="10pt" style:font-name-asian="Verdana" style:font-size-asian="10pt" style:font-name-complex="Verdana" style:font-size-complex="10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in" fo:margin-bottom="0in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fo:border="none" fo:padding="0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Pomodoro User Stories</dc:title>
    <meta:creation-date>2009-03-25T01:01:01</meta:creation-date>
    <dc:language>en-US</dc:language>
    <meta:editing-cycles>5</meta:editing-cycles>
    <meta:editing-duration>PT00H06M19S</meta:editing-duration>
    <dc:date>2009-04-04T14:57:56</dc:date>
    <dc:creator>Daniel Graziotin</dc:creator>
    <meta:document-statistic meta:table-count="0" meta:image-count="0" meta:object-count="0" meta:page-count="2" meta:paragraph-count="4" meta:word-count="369" meta:character-count="2203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